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100000232A5687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11.25cm" fo:min-width="14.499cm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ff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122cm" svg:height="14.87cm" svg:x="1.282cm" svg:y="3.042cm">
          <draw:image xlink:href="Pictures/100000010000040100000232A5687ECC.png" xlink:type="simple" xlink:show="embed" xlink:actuate="onLoad" draw:mime-type="image/png">
            <text:p/>
          </draw:image>
        </draw:frame>
        <draw:custom-shape draw:style-name="gr2" draw:text-style-name="P2" draw:layer="layout" svg:width="14.999cm" svg:height="11.5cm" svg:x="1.501cm" svg:y="3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cm" svg:y1="4cm" svg:x2="16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5:17:43.864000000</meta:creation-date>
    <dc:date>2025-10-21T15:20:16.687000000</dc:date>
    <meta:editing-duration>PT2M33S</meta:editing-duration>
    <meta:editing-cycles>1</meta:editing-cycles>
    <meta:document-statistic meta:object-count="3"/>
    <meta:generator>LibreOffice/7.6.5.2$Windows_X86_64 LibreOffice_project/38d5f62f85355c192ef5f1dd47c5c0c0c6d6598b</meta:generator>
  </office:meta>
</office:document-meta>
</file>